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5D2A0A41DC65742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text-properties style:font-name="Liberation Sans" officeooo:rsid="000a7932" officeooo:paragraph-rsid="000a7932"/>
    </style:style>
    <style:style style:name="P3"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4" style:family="paragraph" style:parent-style-name="Table_20_Contents">
      <style:text-properties fo:color="#000000" style:font-name="Liberation Sans" fo:font-size="10pt" officeooo:rsid="000f5eb8" officeooo:paragraph-rsid="000f5eb8"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7"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8"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9" style:family="paragraph" style:parent-style-name="Footer">
      <style:paragraph-properties fo:text-align="end" style:justify-single-word="false"/>
    </style:style>
    <style:style style:name="P10" style:family="paragraph" style:parent-style-name="Standard">
      <style:text-properties style:font-name="Liberation Sans" fo:font-size="15pt" officeooo:rsid="001169e6" officeooo:paragraph-rsid="001169e6" style:font-size-asian="15pt" style:font-size-complex="15pt"/>
    </style:style>
    <style:style style:name="P11" style:family="paragraph" style:parent-style-name="Standard">
      <style:text-properties style:font-name="Liberation Sans" officeooo:rsid="000d60a6" officeooo:paragraph-rsid="000a7932"/>
    </style:style>
    <style:style style:name="P12" style:family="paragraph" style:parent-style-name="Standard">
      <style:text-properties style:font-name="Liberation Sans" fo:font-size="12pt" style:text-underline-style="none" fo:font-weight="normal" officeooo:rsid="000a7932" officeooo:paragraph-rsid="001169e6" style:font-size-asian="12pt" style:font-weight-asian="normal" style:font-size-complex="12pt" style:font-weight-complex="normal"/>
    </style:style>
    <style:style style:name="P13" style:family="paragraph" style:parent-style-name="Standard">
      <style:text-properties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14" style:family="paragraph" style:parent-style-name="Standard">
      <style:text-properties style:font-name="Liberation Sans" fo:font-size="12pt" style:text-underline-style="none" fo:font-weight="normal" officeooo:rsid="001169e6" officeooo:paragraph-rsid="001169e6" style:font-size-asian="12pt" style:font-weight-asian="normal" style:font-size-complex="12pt" style:font-weight-complex="normal"/>
    </style:style>
    <style:style style:name="P15" style:family="paragraph" style:parent-style-name="Standard" style:list-style-name="L2">
      <style:text-properties style:font-name="Liberation Sans" officeooo:rsid="001169e6" officeooo:paragraph-rsid="00126254"/>
    </style:style>
    <style:style style:name="P16" style:family="paragraph" style:parent-style-name="Standard">
      <style:text-properties style:font-name="Liberation Sans" officeooo:rsid="001169e6" officeooo:paragraph-rsid="001169e6"/>
    </style:style>
    <style:style style:name="P17" style:family="paragraph" style:parent-style-name="Standard" style:list-style-name="L2">
      <style:text-properties style:font-name="Liberation Sans" officeooo:rsid="00126254" officeooo:paragraph-rsid="00126254"/>
    </style:style>
    <style:style style:name="P18" style:family="paragraph" style:parent-style-name="Standard" style:list-style-name="L2">
      <style:text-properties officeooo:paragraph-rsid="001169e6"/>
    </style:style>
    <style:style style:name="P19"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169e6" officeooo:paragraph-rsid="001169e6" style:font-size-asian="18pt" style:font-weight-asian="bold" style:font-size-complex="18pt" style:font-weight-complex="bold"/>
    </style:style>
    <style:style style:name="P20" style:family="paragraph" style:parent-style-name="Standard">
      <style:paragraph-properties fo:margin-left="1.251cm" fo:margin-right="0cm" fo:text-indent="0cm" style:auto-text-indent="false"/>
      <style:text-properties style:font-name="Liberation Sans" officeooo:rsid="001169e6" officeooo:paragraph-rsid="001169e6"/>
    </style:style>
    <style:style style:name="T1" style:family="text">
      <style:text-properties fo:color="#4e9a06" style:text-underline-style="solid" style:text-underline-width="auto" style:text-underline-color="font-color" fo:font-weight="bold" style:font-weight-asian="bold" style:font-weight-complex="bold"/>
    </style:style>
    <style:style style:name="T2" style:family="text">
      <style:text-properties style:font-name="Liberation Sans" officeooo:rsid="00116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9">US Neupositionierung eines Schlittens</text:p>
      <text:p text:style-name="P12"/>
      <text:p text:style-name="P14">Der Nutzer will das Ergebnis eines Befehls, zur Neupositionierung eines Schlittens, der vom Controller gesendet wird, in der GUI sehen. Der Befehl besteht aus der Ziel-Station „x“ und die ID des zu bewegenden Schlittens „y“.</text:p>
      <text:p text:style-name="P14"/>
      <text:p text:style-name="P13"/>
      <text:p text:style-name="P10"><text:span text:style-name="T1">Akzeptanzkriterien</text:span></text:p>
      <text:p text:style-name="P2"/>
      <text:list xml:id="list1573263972" text:style-name="L2">
        <text:list-item>
          <text:p text:style-name="P18"><text:span text:style-name="T2">Das System überprüft ob die Ziel-Station vorhanden ist</text:span></text:p>
          <text:list>
            <text:list-item>
              <text:p text:style-name="P15">Falls die Ziel-Station nicht vorhanden ist, gibt das System eine entsprechende Meldung im Log aus und bricht die weitere Bearbeitung des Befehls ab</text:p>
            </text:list-item>
            <text:list-item>
              <text:p text:style-name="P15">Falls die Ziel-Station vorhanden ist, wird die Bearbeitung fortgesetzt</text:p>
            </text:list-item>
          </text:list>
        </text:list-item>
        <text:list-item>
          <text:p text:style-name="P17">Das System überprüft ob die ID bereits einem Schlitten zugeordnet ist</text:p>
          <text:list>
            <text:list-item>
              <text:p text:style-name="P17">Falls die ID noch nicht zugeordnet ist, sucht das System nach einem leeren Schlitten, findet es keinen gibt es hierüber Meldung im Log und bricht die Bearbeitung ab. Wird ein leerer Schlitten gefunden erhält dieser die ID und wird zu dem zu bewegenden Schlitten „y“</text:p>
            </text:list-item>
          </text:list>
        </text:list-item>
        <text:list-item>
          <text:p text:style-name="P17">Das System überprüft ob es an der Ziel-Station „x“ zu einem Stau kommen wird</text:p>
          <text:list>
            <text:list-item>
              <text:p text:style-name="P17">Falls es zu einem Stau kommt, gibt das System eine Meldung im Log aus</text:p>
            </text:list-item>
          </text:list>
        </text:list-item>
        <text:list-item>
          <text:p text:style-name="P17">Das System benachrichtigt die GUI und die Station über den kommenden Schlitten</text:p>
          <text:p text:style-name="P17"/>
        </text:list-item>
      </text:list>
      <text:p text:style-name="P16"/>
      <text:p text:style-name="P16"/>
      <text:p text:style-name="P16"/>
      <text:p text:style-name="P2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f5eb8" officeooo:paragraph-rsid="000f5eb8"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MP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0"><draw:image xlink:href="Pictures/1000020100000320000001735D2A0A41DC65742A.png" xlink:type="simple" xlink:show="embed" xlink:actuate="onLoad" loext:mime-type="image/png"/></draw:frame>Praktikum Software Entwicklung</text:p>
            </table:table-cell>
          </table:table-row>
          <table:table-row>
            <table:table-cell table:style-name="Tabelle2.A2" office:value-type="string">
              <text:p text:style-name="MP2">Dokumenttitel</text:p>
            </table:table-cell>
            <table:table-cell table:style-name="Tabelle2.B2" office:value-type="string">
              <text:p text:style-name="MP4">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1</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7T13:05:12.151000000</dc:date>
    <meta:editing-duration>PT16M28S</meta:editing-duration>
    <meta:editing-cycles>6</meta:editing-cycles>
    <meta:generator>LibreOffice/5.4.6.2$Windows_X86_64 LibreOffice_project/4014ce260a04f1026ba855d3b8d91541c224eab8</meta:generator>
    <meta:document-statistic meta:table-count="2" meta:image-count="1" meta:object-count="0" meta:page-count="1" meta:paragraph-count="17" meta:word-count="193" meta:character-count="1209" meta:non-whitespace-character-count="1033"/>
  </office:meta>
</office:document-meta>
</file>